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275cm" draw:marker-end-width="0.275cm" draw:fill="none" draw:textarea-vertical-align="middle" fo:padding-top="0.149cm" fo:padding-bottom="0.149cm" fo:padding-left="0.274cm" fo:padding-right="0.274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FreeMono" style:font-family-generic="modern" style:font-pitch="fixed"/>
    </style:style>
    <style:style style:name="P2" style:family="paragraph">
      <style:text-properties fo:font-family="FreeMono" style:font-family-generic="modern" style:font-pitch="fixed"/>
    </style:style>
    <style:style style:name="P3" style:family="paragraph">
      <style:paragraph-properties fo:text-align="center"/>
    </style:style>
    <style:style style:name="T1" style:family="text">
      <style:text-properties fo:font-family="FreeMono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2.794cm" svg:x="13.923cm" svg:y="3.667cm">
          <text:p text:style-name="P1"><text:span text:style-name="T1">Ball 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1" draw:id="id1" draw:layer="layout" svg:width="4.699cm" svg:height="1.778cm" svg:x="7.477cm" svg:y="8.377cm">
          <text:p text:style-name="P1"><text:span text:style-name="T1">i+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699cm" svg:height="1.778cm" svg:x="6.842cm" svg:y="4.175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12cm" svg:height="0.886cm" svg:x="10.023cm" svg:y="3.162cm">
          <draw:text-box>
            <text:p text:style-name="P2"><text:span text:style-name="T1">Lucky draw</text:span></text:p>
          </draw:text-box>
        </draw:frame>
        <draw:connector draw:style-name="gr3" draw:text-style-name="P3" draw:layer="layout" draw:type="curve" svg:x1="9.826cm" svg:y1="8.377cm" svg:x2="9.191cm" svg:y2="5.953cm" draw:start-shape="id1" draw:start-glue-point="0" draw:end-shape="id2" draw:end-glue-point="2" svg:d="m9826 8377c0-1818-635-606-635-2424" svg:viewBox="0 0 636 2425">
          <text:p/>
        </draw:connector>
        <draw:custom-shape draw:style-name="gr1" draw:text-style-name="P1" draw:layer="layout" svg:width="4.699cm" svg:height="1.778cm" svg:x="7.477cm" svg:y="10.144cm">
          <text:p text:style-name="P1"><text:span text:style-name="T1">i+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848cm" svg:height="0.962cm" svg:x="9.001cm" svg:y="12.6cm">
          <draw:text-box>
            <text:p>… ...</text:p>
          </draw:text-box>
        </draw:frame>
        <draw:custom-shape draw:style-name="gr1" draw:text-style-name="P1" draw:layer="layout" svg:width="4.699cm" svg:height="1.778cm" svg:x="7.477cm" svg:y="14.33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99cm" svg:height="1.778cm" svg:x="7.477cm" svg:y="16.1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99cm" svg:height="1.778cm" svg:x="7.477cm" svg:y="17.88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848cm" svg:height="0.962cm" svg:x="9.058cm" svg:y="20.304cm">
          <draw:text-box>
            <text:p>… ...</text:p>
          </draw:text-box>
        </draw:frame>
        <draw:custom-shape draw:style-name="gr1" draw:text-style-name="P1" xml:id="id3" draw:id="id3" draw:layer="layout" svg:width="4.699cm" svg:height="1.778cm" svg:x="7.477cm" svg:y="21.593cm">
          <text:p text:style-name="P1"><text:span text:style-name="T1">i-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draw:line-skew="-1.723cm" svg:x1="6.842cm" svg:y1="5.064cm" svg:x2="9.826cm" svg:y2="23.371cm" draw:start-shape="id2" draw:start-glue-point="3" draw:end-shape="id3" draw:end-glue-point="2" svg:d="m6842 5064c-3375 0-2812 9417-1223 14191s4207 4905 4207 4116" svg:viewBox="0 0 5466 18673">
          <text:p/>
        </draw:connector>
        <draw:line draw:style-name="gr4" draw:text-style-name="P3" draw:layer="layout" svg:x1="12.176cm" svg:y1="7.858cm" svg:x2="12.176cm" svg:y2="23.733cm">
          <text:p/>
        </draw:line>
        <draw:line draw:style-name="gr5" draw:text-style-name="P3" draw:layer="layout" svg:x1="7.477cm" svg:y1="7.996cm" svg:x2="7.477cm" svg:y2="23.7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u Xinyu</meta:initial-creator>
    <meta:creation-date>2014-01-14T13:40:58</meta:creation-date>
    <dc:date>2014-01-14T13:53:51</dc:date>
    <dc:creator>Liu Xinyu</dc:creator>
    <meta:editing-duration>PT3M34S</meta:editing-duration>
    <meta:editing-cycles>3</meta:editing-cycles>
    <meta:generator>LibreOffice/3.5$Linux_X86_64 LibreOffice_project/350m1$Build-2</meta:generator>
    <meta:document-statistic meta:object-count="15"/>
  </office:meta>
</office:document-meta>
</file>